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38cm"/>
      <style:paragraph-properties style:writing-mode="lr-tb"/>
    </style:style>
    <style:style style:name="gr2" style:family="graphic" style:parent-style-name="standard">
      <style:graphic-properties draw:fill="solid" draw:fill-color="#cccccc" draw:textarea-vertical-align="bottom" text:animation-delay="P0D"/>
      <style:paragraph-properties style:writing-mode="lr-tb"/>
    </style:style>
    <style:style style:name="gr3" style:family="graphic" style:parent-style-name="objectwithoutfill">
      <style:graphic-properties svg:stroke-width="0.051cm" svg:stroke-color="#000000" draw:marker-start-width="0.357cm" draw:marker-end="Arrow" draw:marker-end-width="0.255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52cm"/>
      <style:paragraph-properties style:writing-mode="lr-tb"/>
    </style:style>
    <style:style style:name="gr5" style:family="graphic" style:parent-style-name="objectwithoutfill">
      <style:graphic-properties svg:stroke-width="0.051cm" svg:stroke-color="#000000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1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2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0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9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5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1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8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4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5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9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4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0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7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2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7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3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0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7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4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9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4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94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7.27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214cm"/>
    </style:style>
    <style:style style:name="gr41" style:family="graphic" style:parent-style-name="objectwithoutfill">
      <style:graphic-properties svg:stroke-width="0.051cm" svg:stroke-color="#000000" draw:marker-start-width="0.357cm" draw:marker-end="" draw:marker-end-width="0.255cm" draw:fill="none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32cm"/>
      <style:paragraph-properties style:writing-mode="lr-tb"/>
    </style:style>
    <style:style style:name="gr43" style:family="graphic" style:parent-style-name="objectwithoutfill">
      <style:graphic-properties svg:stroke-width="0.051cm" svg:stroke-color="#000000" draw:marker-start="Arrow" draw:marker-start-width="0.254cm" draw:marker-end="Arrow" draw:marker-end-width="0.255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2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1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42cm"/>
      <style:paragraph-properties style:writing-mode="lr-tb"/>
    </style:style>
    <style:style style:name="gr4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8.038cm" fo:min-width="23.884cm" fo:padding-top="0.15cm" fo:padding-bottom="0.15cm" fo:padding-left="0.275cm" fo:padding-right="0.275cm" draw:shadow-offset-x="0.203cm" draw:shadow-offset-y="0.203cm"/>
    </style:style>
    <style:style style:name="P1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solid" draw:fill-color="#cccccc"/>
      <style:paragraph-properties fo:text-align="center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/>
      <style:text-properties fo:font-size="20pt" fo:font-weight="bold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fo:font-size="2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38cm" svg:height="0.806cm" svg:x="20.074cm" svg:y="9.81cm">
          <draw:text-box>
            <text:p><text:span text:style-name="T1">ibifhen_</text:span></text:p>
          </draw:text-box>
        </draw:frame>
        <draw:g>
          <draw:rect draw:style-name="gr2" draw:text-style-name="P3" draw:layer="layout" svg:width="6.604cm" svg:height="1.016cm" draw:transform="rotate (1.5707963267949) translate (9.396cm 10.145cm)">
            <text:p text:style-name="P2"><text:span text:style-name="T2">SLIP</text:span></text:p>
          </draw:rect>
          <draw:line draw:style-name="gr3" draw:text-style-name="P4" draw:layer="layout" svg:x1="9.397cm" svg:y1="8.367cm" svg:x2="7.364cm" svg:y2="8.367cm">
            <text:p/>
          </draw:line>
          <draw:line draw:style-name="gr3" draw:text-style-name="P4" draw:layer="layout" svg:x1="7.364cm" svg:y1="9.128cm" svg:x2="9.397cm" svg:y2="9.128cm">
            <text:p/>
          </draw:line>
          <draw:line draw:style-name="gr3" draw:text-style-name="P4" draw:layer="layout" svg:x1="12.445cm" svg:y1="7.604cm" svg:x2="10.412cm" svg:y2="7.604cm">
            <text:p/>
          </draw:line>
          <draw:line draw:style-name="gr3" draw:text-style-name="P4" draw:layer="layout" svg:x1="7.364cm" svg:y1="4.557cm" svg:x2="9.397cm" svg:y2="4.557cm">
            <text:p/>
          </draw:line>
          <draw:line draw:style-name="gr3" draw:text-style-name="P4" draw:layer="layout" svg:x1="9.397cm" svg:y1="5.318cm" svg:x2="7.364cm" svg:y2="5.318cm">
            <text:p/>
          </draw:line>
          <draw:line draw:style-name="gr3" draw:text-style-name="P4" draw:layer="layout" svg:x1="9.397cm" svg:y1="7.604cm" svg:x2="7.364cm" svg:y2="7.604cm">
            <text:p/>
          </draw:line>
          <draw:line draw:style-name="gr3" draw:text-style-name="P4" draw:layer="layout" svg:x1="7.364cm" svg:y1="3.795cm" svg:x2="9.397cm" svg:y2="3.795cm">
            <text:p/>
          </draw:line>
          <draw:line draw:style-name="gr3" draw:text-style-name="P4" draw:layer="layout" svg:x1="10.412cm" svg:y1="6.08cm" svg:x2="12.445cm" svg:y2="6.08cm">
            <text:p/>
          </draw:line>
          <draw:line draw:style-name="gr3" draw:text-style-name="P4" draw:layer="layout" svg:x1="10.4cm" svg:y1="9.129cm" svg:x2="12.433cm" svg:y2="9.129cm">
            <text:p/>
          </draw:line>
          <draw:line draw:style-name="gr3" draw:text-style-name="P4" draw:layer="layout" svg:x1="10.4cm" svg:y1="3.795cm" svg:x2="12.433cm" svg:y2="3.795cm">
            <text:p/>
          </draw:line>
          <draw:line draw:style-name="gr3" draw:text-style-name="P4" draw:layer="layout" svg:x1="10.388cm" svg:y1="4.556cm" svg:x2="12.421cm" svg:y2="4.556cm">
            <text:p/>
          </draw:line>
          <draw:line draw:style-name="gr3" draw:text-style-name="P4" draw:layer="layout" svg:x1="12.445cm" svg:y1="5.318cm" svg:x2="10.412cm" svg:y2="5.318cm">
            <text:p/>
          </draw:line>
          <draw:line draw:style-name="gr3" draw:text-style-name="P4" draw:layer="layout" svg:x1="12.458cm" svg:y1="8.366cm" svg:x2="10.425cm" svg:y2="8.366cm">
            <text:p/>
          </draw:line>
          <draw:line draw:style-name="gr3" draw:text-style-name="P4" draw:layer="layout" svg:x1="12.471cm" svg:y1="9.891cm" svg:x2="10.438cm" svg:y2="9.891cm">
            <text:p/>
          </draw:line>
          <draw:frame draw:style-name="gr4" draw:text-style-name="P1" draw:layer="layout" svg:width="2.352cm" svg:height="0.806cm" svg:x="6.689cm" svg:y="3.128cm">
            <draw:text-box>
              <text:p><text:span text:style-name="T1">islhfdata</text:span></text:p>
            </draw:text-box>
          </draw:frame>
          <draw:line draw:style-name="gr5" draw:text-style-name="P4" draw:layer="layout" svg:x1="8.888cm" svg:y1="3.668cm" svg:x2="8.634cm" svg:y2="3.922cm">
            <text:p/>
          </draw:line>
          <draw:line draw:style-name="gr5" draw:text-style-name="P4" draw:layer="layout" svg:x1="11.936cm" svg:y1="3.668cm" svg:x2="11.682cm" svg:y2="3.922cm">
            <text:p/>
          </draw:line>
          <draw:frame draw:style-name="gr6" draw:text-style-name="P1" draw:layer="layout" svg:width="2.217cm" svg:height="0.806cm" svg:x="6.689cm" svg:y="3.78cm">
            <draw:text-box>
              <text:p><text:span text:style-name="T1">islhfrxf_</text:span></text:p>
            </draw:text-box>
          </draw:frame>
          <draw:frame draw:style-name="gr7" draw:text-style-name="P1" draw:layer="layout" svg:width="2.267cm" svg:height="0.806cm" svg:x="6.689cm" svg:y="4.558cm">
            <draw:text-box>
              <text:p><text:span text:style-name="T1">oslhfrd_</text:span></text:p>
            </draw:text-box>
          </draw:frame>
          <draw:frame draw:style-name="gr8" draw:text-style-name="P1" draw:layer="layout" svg:width="2.517cm" svg:height="0.806cm" svg:x="6.892cm" svg:y="6.843cm">
            <draw:text-box>
              <text:p><text:span text:style-name="T1">oslfhdata</text:span></text:p>
            </draw:text-box>
          </draw:frame>
          <draw:frame draw:style-name="gr9" draw:text-style-name="P1" draw:layer="layout" svg:width="2.073cm" svg:height="0.806cm" svg:x="7.005cm" svg:y="7.645cm">
            <draw:text-box>
              <text:p><text:span text:style-name="T1">oslfhwr</text:span></text:p>
            </draw:text-box>
          </draw:frame>
          <draw:frame draw:style-name="gr10" draw:text-style-name="P1" draw:layer="layout" svg:width="2.327cm" svg:height="0.806cm" svg:x="7.005cm" svg:y="8.369cm">
            <draw:text-box>
              <text:p><text:span text:style-name="T1">islfhtxe_</text:span></text:p>
            </draw:text-box>
          </draw:frame>
          <draw:frame draw:style-name="gr8" draw:text-style-name="P1" draw:layer="layout" svg:width="2.517cm" svg:height="0.806cm" svg:x="10.339cm" svg:y="3.011cm">
            <draw:text-box>
              <text:p><text:span text:style-name="T1">oslhfdata</text:span></text:p>
            </draw:text-box>
          </draw:frame>
          <draw:frame draw:style-name="gr11" draw:text-style-name="P1" draw:layer="layout" svg:width="2.382cm" svg:height="0.806cm" svg:x="10.339cm" svg:y="3.795cm">
            <draw:text-box>
              <text:p><text:span text:style-name="T1">oslhfrxf_</text:span></text:p>
            </draw:text-box>
          </draw:frame>
          <draw:frame draw:style-name="gr12" draw:text-style-name="P1" draw:layer="layout" svg:width="2.102cm" svg:height="0.806cm" svg:x="10.412cm" svg:y="4.556cm">
            <draw:text-box>
              <text:p><text:span text:style-name="T1">islhfrd_</text:span></text:p>
            </draw:text-box>
          </draw:frame>
          <draw:frame draw:style-name="gr6" draw:text-style-name="P1" draw:layer="layout" svg:width="2.217cm" svg:height="0.806cm" svg:x="10.412cm" svg:y="5.319cm">
            <draw:text-box>
              <text:p><text:span text:style-name="T1">oslhfpkt</text:span></text:p>
            </draw:text-box>
          </draw:frame>
          <draw:frame draw:style-name="gr13" draw:text-style-name="P1" draw:layer="layout" svg:width="1.907cm" svg:height="0.806cm" svg:x="10.558cm" svg:y="7.645cm">
            <draw:text-box>
              <text:p><text:span text:style-name="T1">islfhwr</text:span></text:p>
            </draw:text-box>
          </draw:frame>
          <draw:frame draw:style-name="gr4" draw:text-style-name="P1" draw:layer="layout" svg:width="2.352cm" svg:height="0.806cm" svg:x="10.486cm" svg:y="6.843cm">
            <draw:text-box>
              <text:p><text:span text:style-name="T1">islfhdata</text:span></text:p>
            </draw:text-box>
          </draw:frame>
          <draw:frame draw:style-name="gr14" draw:text-style-name="P1" draw:layer="layout" svg:width="2.492cm" svg:height="0.806cm" svg:x="10.489cm" svg:y="8.367cm">
            <draw:text-box>
              <text:p><text:span text:style-name="T1">oslfhtxe_</text:span></text:p>
            </draw:text-box>
          </draw:frame>
          <draw:frame draw:style-name="gr15" draw:text-style-name="P1" draw:layer="layout" svg:width="2.051cm" svg:height="0.806cm" svg:x="10.489cm" svg:y="9.169cm">
            <draw:text-box>
              <text:p><text:span text:style-name="T1">islfhpkt</text:span></text:p>
            </draw:text-box>
          </draw:frame>
          <draw:line draw:style-name="gr5" draw:text-style-name="P4" draw:layer="layout" svg:x1="8.126cm" svg:y1="7.478cm" svg:x2="7.872cm" svg:y2="7.732cm">
            <text:p/>
          </draw:line>
          <draw:line draw:style-name="gr5" draw:text-style-name="P4" draw:layer="layout" svg:x1="11.182cm" svg:y1="7.478cm" svg:x2="10.928cm" svg:y2="7.732cm">
            <text:p/>
          </draw:line>
          <draw:line draw:style-name="gr3" draw:text-style-name="P4" draw:layer="layout" svg:x1="9.398cm" svg:y1="8.368cm" svg:x2="7.365cm" svg:y2="8.368cm">
            <text:p/>
          </draw:line>
          <draw:line draw:style-name="gr3" draw:text-style-name="P4" draw:layer="layout" svg:x1="7.365cm" svg:y1="9.129cm" svg:x2="9.398cm" svg:y2="9.129cm">
            <text:p/>
          </draw:line>
          <draw:line draw:style-name="gr3" draw:text-style-name="P4" draw:layer="layout" svg:x1="7.365cm" svg:y1="4.558cm" svg:x2="9.398cm" svg:y2="4.558cm">
            <text:p/>
          </draw:line>
          <draw:line draw:style-name="gr3" draw:text-style-name="P4" draw:layer="layout" svg:x1="9.398cm" svg:y1="5.319cm" svg:x2="7.365cm" svg:y2="5.319cm">
            <text:p/>
          </draw:line>
          <draw:line draw:style-name="gr3" draw:text-style-name="P4" draw:layer="layout" svg:x1="9.398cm" svg:y1="7.605cm" svg:x2="7.365cm" svg:y2="7.605cm">
            <text:p/>
          </draw:line>
          <draw:line draw:style-name="gr3" draw:text-style-name="P4" draw:layer="layout" svg:x1="7.365cm" svg:y1="3.796cm" svg:x2="9.398cm" svg:y2="3.796cm">
            <text:p/>
          </draw:line>
          <draw:line draw:style-name="gr5" draw:text-style-name="P4" draw:layer="layout" svg:x1="8.889cm" svg:y1="3.669cm" svg:x2="8.635cm" svg:y2="3.923cm">
            <text:p/>
          </draw:line>
          <draw:line draw:style-name="gr5" draw:text-style-name="P4" draw:layer="layout" svg:x1="11.937cm" svg:y1="3.669cm" svg:x2="11.683cm" svg:y2="3.923cm">
            <text:p/>
          </draw:line>
          <draw:line draw:style-name="gr5" draw:text-style-name="P4" draw:layer="layout" svg:x1="8.127cm" svg:y1="7.479cm" svg:x2="7.873cm" svg:y2="7.733cm">
            <text:p/>
          </draw:line>
        </draw:g>
        <draw:rect draw:style-name="gr2" draw:text-style-name="P3" draw:layer="layout" svg:width="6.604cm" svg:height="1.016cm" draw:transform="rotate (1.5707963267949) translate (3.015cm 10.145cm)">
          <text:p text:style-name="P2"><text:span text:style-name="T2">Host Serial</text:span></text:p>
        </draw:rect>
        <draw:line draw:style-name="gr3" draw:text-style-name="P4" draw:layer="layout" svg:x1="3.016cm" svg:y1="8.367cm" svg:x2="0.983cm" svg:y2="8.367cm">
          <text:p/>
        </draw:line>
        <draw:line draw:style-name="gr3" draw:text-style-name="P4" draw:layer="layout" svg:x1="6.064cm" svg:y1="7.604cm" svg:x2="4.031cm" svg:y2="7.604cm">
          <text:p/>
        </draw:line>
        <draw:line draw:style-name="gr3" draw:text-style-name="P4" draw:layer="layout" svg:x1="0.983cm" svg:y1="4.557cm" svg:x2="3.016cm" svg:y2="4.557cm">
          <text:p/>
        </draw:line>
        <draw:line draw:style-name="gr3" draw:text-style-name="P4" draw:layer="layout" svg:x1="3.016cm" svg:y1="5.318cm" svg:x2="0.983cm" svg:y2="5.318cm">
          <text:p/>
        </draw:line>
        <draw:line draw:style-name="gr3" draw:text-style-name="P4" draw:layer="layout" svg:x1="3.016cm" svg:y1="7.604cm" svg:x2="0.983cm" svg:y2="7.604cm">
          <text:p/>
        </draw:line>
        <draw:line draw:style-name="gr3" draw:text-style-name="P4" draw:layer="layout" svg:x1="4.019cm" svg:y1="9.129cm" svg:x2="6.052cm" svg:y2="9.129cm">
          <text:p/>
        </draw:line>
        <draw:line draw:style-name="gr3" draw:text-style-name="P4" draw:layer="layout" svg:x1="4.019cm" svg:y1="3.795cm" svg:x2="6.052cm" svg:y2="3.795cm">
          <text:p/>
        </draw:line>
        <draw:line draw:style-name="gr3" draw:text-style-name="P4" draw:layer="layout" svg:x1="4.007cm" svg:y1="4.556cm" svg:x2="6.04cm" svg:y2="4.556cm">
          <text:p/>
        </draw:line>
        <draw:line draw:style-name="gr3" draw:text-style-name="P4" draw:layer="layout" svg:x1="6.064cm" svg:y1="5.318cm" svg:x2="4.031cm" svg:y2="5.318cm">
          <text:p/>
        </draw:line>
        <draw:line draw:style-name="gr3" draw:text-style-name="P4" draw:layer="layout" svg:x1="6.077cm" svg:y1="8.366cm" svg:x2="4.044cm" svg:y2="8.366cm">
          <text:p/>
        </draw:line>
        <draw:line draw:style-name="gr5" draw:text-style-name="P4" draw:layer="layout" svg:x1="5.555cm" svg:y1="3.668cm" svg:x2="5.301cm" svg:y2="3.922cm">
          <text:p/>
        </draw:line>
        <draw:frame draw:style-name="gr16" draw:text-style-name="P1" draw:layer="layout" svg:width="0.917cm" svg:height="0.806cm" svg:x="1.168cm" svg:y="3.859cm">
          <draw:text-box>
            <text:p><text:span text:style-name="T1">rx</text:span></text:p>
          </draw:text-box>
        </draw:frame>
        <draw:frame draw:style-name="gr17" draw:text-style-name="P1" draw:layer="layout" svg:width="2.682cm" svg:height="0.806cm" svg:x="3.958cm" svg:y="3.011cm">
          <draw:text-box>
            <text:p><text:span text:style-name="T1">ohihfdata</text:span></text:p>
          </draw:text-box>
        </draw:frame>
        <draw:frame draw:style-name="gr18" draw:text-style-name="P1" draw:layer="layout" svg:width="2.547cm" svg:height="0.806cm" svg:x="4.032cm" svg:y="3.813cm">
          <draw:text-box>
            <text:p><text:span text:style-name="T1">ohihfrxf_</text:span></text:p>
          </draw:text-box>
        </draw:frame>
        <draw:frame draw:style-name="gr7" draw:text-style-name="P1" draw:layer="layout" svg:width="2.267cm" svg:height="0.806cm" svg:x="4.215cm" svg:y="4.512cm">
          <draw:text-box>
            <text:p><text:span text:style-name="T1">ihihfrd_</text:span></text:p>
          </draw:text-box>
        </draw:frame>
        <draw:line draw:style-name="gr5" draw:text-style-name="P4" draw:layer="layout" svg:x1="4.801cm" svg:y1="7.478cm" svg:x2="4.547cm" svg:y2="7.732cm">
          <text:p/>
        </draw:line>
        <draw:line draw:style-name="gr3" draw:text-style-name="P4" draw:layer="layout" svg:x1="3.017cm" svg:y1="8.368cm" svg:x2="0.984cm" svg:y2="8.368cm">
          <text:p/>
        </draw:line>
        <draw:line draw:style-name="gr3" draw:text-style-name="P4" draw:layer="layout" svg:x1="6.065cm" svg:y1="7.605cm" svg:x2="4.032cm" svg:y2="7.605cm">
          <text:p/>
        </draw:line>
        <draw:line draw:style-name="gr3" draw:text-style-name="P4" draw:layer="layout" svg:x1="0.984cm" svg:y1="4.558cm" svg:x2="3.017cm" svg:y2="4.558cm">
          <text:p/>
        </draw:line>
        <draw:line draw:style-name="gr3" draw:text-style-name="P4" draw:layer="layout" svg:x1="3.017cm" svg:y1="5.319cm" svg:x2="0.984cm" svg:y2="5.319cm">
          <text:p/>
        </draw:line>
        <draw:line draw:style-name="gr3" draw:text-style-name="P4" draw:layer="layout" svg:x1="3.017cm" svg:y1="7.605cm" svg:x2="0.984cm" svg:y2="7.605cm">
          <text:p/>
        </draw:line>
        <draw:line draw:style-name="gr3" draw:text-style-name="P4" draw:layer="layout" svg:x1="4.02cm" svg:y1="9.13cm" svg:x2="6.053cm" svg:y2="9.13cm">
          <text:p/>
        </draw:line>
        <draw:line draw:style-name="gr3" draw:text-style-name="P4" draw:layer="layout" svg:x1="6.078cm" svg:y1="8.367cm" svg:x2="4.045cm" svg:y2="8.367cm">
          <text:p/>
        </draw:line>
        <draw:line draw:style-name="gr3" draw:text-style-name="P4" draw:layer="layout" svg:x1="2.99cm" svg:y1="9.107cm" svg:x2="0.957cm" svg:y2="9.107cm">
          <text:p/>
        </draw:line>
        <draw:line draw:style-name="gr5" draw:text-style-name="P4" draw:layer="layout" svg:x1="5.556cm" svg:y1="3.669cm" svg:x2="5.302cm" svg:y2="3.923cm">
          <text:p/>
        </draw:line>
        <draw:frame draw:style-name="gr19" draw:text-style-name="P1" draw:layer="layout" svg:width="1.852cm" svg:height="0.806cm" svg:x="1.168cm" svg:y="4.559cm">
          <draw:text-box>
            <text:p><text:span text:style-name="T1">rx_led</text:span></text:p>
          </draw:text-box>
        </draw:frame>
        <draw:frame draw:style-name="gr9" draw:text-style-name="P1" draw:layer="layout" svg:width="2.073cm" svg:height="0.806cm" svg:x="4.178cm" svg:y="7.646cm">
          <draw:text-box>
            <text:p><text:span text:style-name="T1">ihifhwr</text:span></text:p>
          </draw:text-box>
        </draw:frame>
        <draw:frame draw:style-name="gr8" draw:text-style-name="P1" draw:layer="layout" svg:width="2.517cm" svg:height="0.806cm" svg:x="4.105cm" svg:y="6.844cm">
          <draw:text-box>
            <text:p><text:span text:style-name="T1">ihifhdata</text:span></text:p>
          </draw:text-box>
        </draw:frame>
        <draw:frame draw:style-name="gr20" draw:text-style-name="P1" draw:layer="layout" svg:width="2.657cm" svg:height="0.806cm" svg:x="3.98cm" svg:y="16.599cm">
          <draw:text-box>
            <text:p><text:span text:style-name="T1">ohifhtxe_</text:span></text:p>
          </draw:text-box>
        </draw:frame>
        <draw:line draw:style-name="gr5" draw:text-style-name="P4" draw:layer="layout" svg:x1="4.802cm" svg:y1="7.479cm" svg:x2="4.548cm" svg:y2="7.733cm">
          <text:p/>
        </draw:line>
        <draw:frame draw:style-name="gr21" draw:text-style-name="P1" draw:layer="layout" svg:width="0.891cm" svg:height="0.806cm" svg:x="1.169cm" svg:y="6.821cm">
          <draw:text-box>
            <text:p><text:span text:style-name="T1">tx</text:span></text:p>
          </draw:text-box>
        </draw:frame>
        <draw:frame draw:style-name="gr16" draw:text-style-name="P1" draw:layer="layout" svg:width="0.917cm" svg:height="0.806cm" svg:x="1.169cm" svg:y="3.859cm">
          <draw:text-box>
            <text:p><text:span text:style-name="T1">rx</text:span></text:p>
          </draw:text-box>
        </draw:frame>
        <draw:frame draw:style-name="gr22" draw:text-style-name="P1" draw:layer="layout" svg:width="1.827cm" svg:height="0.806cm" svg:x="1.17cm" svg:y="7.623cm">
          <draw:text-box>
            <text:p><text:span text:style-name="T1">tx_led</text:span></text:p>
          </draw:text-box>
        </draw:frame>
        <draw:frame draw:style-name="gr23" draw:text-style-name="P1" draw:layer="layout" svg:width="2.043cm" svg:height="0.806cm" svg:x="1.171cm" svg:y="8.425cm">
          <draw:text-box>
            <text:p><text:span text:style-name="T1">err_led</text:span></text:p>
          </draw:text-box>
        </draw:frame>
        <draw:rect draw:style-name="gr2" draw:text-style-name="P3" draw:layer="layout" svg:width="6.604cm" svg:height="1.016cm" draw:transform="rotate (1.5707963267949) translate (15.867cm 10.145cm)">
          <text:p text:style-name="P2"><text:span text:style-name="T2">CRC</text:span></text:p>
        </draw:rect>
        <draw:line draw:style-name="gr3" draw:text-style-name="P4" draw:layer="layout" svg:x1="15.868cm" svg:y1="8.367cm" svg:x2="13.835cm" svg:y2="8.367cm">
          <text:p/>
        </draw:line>
        <draw:line draw:style-name="gr3" draw:text-style-name="P4" draw:layer="layout" svg:x1="13.835cm" svg:y1="9.128cm" svg:x2="15.868cm" svg:y2="9.128cm">
          <text:p/>
        </draw:line>
        <draw:line draw:style-name="gr3" draw:text-style-name="P4" draw:layer="layout" svg:x1="18.916cm" svg:y1="7.604cm" svg:x2="16.883cm" svg:y2="7.604cm">
          <text:p/>
        </draw:line>
        <draw:line draw:style-name="gr3" draw:text-style-name="P4" draw:layer="layout" svg:x1="13.835cm" svg:y1="4.557cm" svg:x2="15.868cm" svg:y2="4.557cm">
          <text:p/>
        </draw:line>
        <draw:line draw:style-name="gr3" draw:text-style-name="P4" draw:layer="layout" svg:x1="15.868cm" svg:y1="5.318cm" svg:x2="13.835cm" svg:y2="5.318cm">
          <text:p/>
        </draw:line>
        <draw:line draw:style-name="gr3" draw:text-style-name="P4" draw:layer="layout" svg:x1="15.868cm" svg:y1="7.604cm" svg:x2="13.835cm" svg:y2="7.604cm">
          <text:p/>
        </draw:line>
        <draw:line draw:style-name="gr3" draw:text-style-name="P4" draw:layer="layout" svg:x1="13.835cm" svg:y1="3.795cm" svg:x2="15.868cm" svg:y2="3.795cm">
          <text:p/>
        </draw:line>
        <draw:line draw:style-name="gr3" draw:text-style-name="P4" draw:layer="layout" svg:x1="16.883cm" svg:y1="6.08cm" svg:x2="18.916cm" svg:y2="6.08cm">
          <text:p/>
        </draw:line>
        <draw:line draw:style-name="gr3" draw:text-style-name="P4" draw:layer="layout" svg:x1="16.871cm" svg:y1="9.129cm" svg:x2="18.904cm" svg:y2="9.129cm">
          <text:p/>
        </draw:line>
        <draw:line draw:style-name="gr3" draw:text-style-name="P4" draw:layer="layout" svg:x1="16.871cm" svg:y1="3.795cm" svg:x2="18.904cm" svg:y2="3.795cm">
          <text:p/>
        </draw:line>
        <draw:line draw:style-name="gr3" draw:text-style-name="P4" draw:layer="layout" svg:x1="16.859cm" svg:y1="4.556cm" svg:x2="18.892cm" svg:y2="4.556cm">
          <text:p/>
        </draw:line>
        <draw:line draw:style-name="gr3" draw:text-style-name="P4" draw:layer="layout" svg:x1="18.916cm" svg:y1="5.318cm" svg:x2="16.883cm" svg:y2="5.318cm">
          <text:p/>
        </draw:line>
        <draw:line draw:style-name="gr3" draw:text-style-name="P4" draw:layer="layout" svg:x1="18.929cm" svg:y1="8.366cm" svg:x2="16.896cm" svg:y2="8.366cm">
          <text:p/>
        </draw:line>
        <draw:line draw:style-name="gr3" draw:text-style-name="P4" draw:layer="layout" svg:x1="18.942cm" svg:y1="9.891cm" svg:x2="16.909cm" svg:y2="9.891cm">
          <text:p/>
        </draw:line>
        <draw:frame draw:style-name="gr24" draw:text-style-name="P1" draw:layer="layout" svg:width="2.407cm" svg:height="0.806cm" svg:x="13.16cm" svg:y="3.128cm">
          <draw:text-box>
            <text:p><text:span text:style-name="T1">icrhfdata</text:span></text:p>
          </draw:text-box>
        </draw:frame>
        <draw:line draw:style-name="gr5" draw:text-style-name="P4" draw:layer="layout" svg:x1="15.359cm" svg:y1="3.668cm" svg:x2="15.105cm" svg:y2="3.922cm">
          <text:p/>
        </draw:line>
        <draw:line draw:style-name="gr5" draw:text-style-name="P4" draw:layer="layout" svg:x1="18.407cm" svg:y1="3.668cm" svg:x2="18.153cm" svg:y2="3.922cm">
          <text:p/>
        </draw:line>
        <draw:frame draw:style-name="gr25" draw:text-style-name="P1" draw:layer="layout" svg:width="2.272cm" svg:height="0.806cm" svg:x="13.16cm" svg:y="3.78cm">
          <draw:text-box>
            <text:p><text:span text:style-name="T1">icrhfrxf_</text:span></text:p>
          </draw:text-box>
        </draw:frame>
        <draw:frame draw:style-name="gr26" draw:text-style-name="P1" draw:layer="layout" svg:width="2.322cm" svg:height="0.806cm" svg:x="13.16cm" svg:y="4.558cm">
          <draw:text-box>
            <text:p><text:span text:style-name="T1">ocrhfrd_</text:span></text:p>
          </draw:text-box>
        </draw:frame>
        <draw:frame draw:style-name="gr27" draw:text-style-name="P1" draw:layer="layout" svg:width="2.572cm" svg:height="0.806cm" svg:x="13.363cm" svg:y="6.843cm">
          <draw:text-box>
            <text:p><text:span text:style-name="T1">ocrfhdata</text:span></text:p>
          </draw:text-box>
        </draw:frame>
        <draw:frame draw:style-name="gr28" draw:text-style-name="P1" draw:layer="layout" svg:width="2.128cm" svg:height="0.806cm" svg:x="13.476cm" svg:y="7.645cm">
          <draw:text-box>
            <text:p><text:span text:style-name="T1">ocrfhwr</text:span></text:p>
          </draw:text-box>
        </draw:frame>
        <draw:frame draw:style-name="gr11" draw:text-style-name="P1" draw:layer="layout" svg:width="2.382cm" svg:height="0.806cm" svg:x="13.476cm" svg:y="8.369cm">
          <draw:text-box>
            <text:p><text:span text:style-name="T1">icrfhtxe_</text:span></text:p>
          </draw:text-box>
        </draw:frame>
        <draw:frame draw:style-name="gr27" draw:text-style-name="P1" draw:layer="layout" svg:width="2.572cm" svg:height="0.806cm" svg:x="16.81cm" svg:y="3.011cm">
          <draw:text-box>
            <text:p><text:span text:style-name="T1">ocrhfdata</text:span></text:p>
          </draw:text-box>
        </draw:frame>
        <draw:frame draw:style-name="gr29" draw:text-style-name="P1" draw:layer="layout" svg:width="2.437cm" svg:height="0.806cm" svg:x="16.81cm" svg:y="3.795cm">
          <draw:text-box>
            <text:p><text:span text:style-name="T1">ocrhfrxf_</text:span></text:p>
          </draw:text-box>
        </draw:frame>
        <draw:frame draw:style-name="gr30" draw:text-style-name="P1" draw:layer="layout" svg:width="2.157cm" svg:height="0.806cm" svg:x="16.883cm" svg:y="4.556cm">
          <draw:text-box>
            <text:p><text:span text:style-name="T1">icrhfrd_</text:span></text:p>
          </draw:text-box>
        </draw:frame>
        <draw:frame draw:style-name="gr25" draw:text-style-name="P1" draw:layer="layout" svg:width="2.272cm" svg:height="0.806cm" svg:x="16.883cm" svg:y="5.279cm">
          <draw:text-box>
            <text:p><text:span text:style-name="T1">ocrhfpkt</text:span></text:p>
          </draw:text-box>
        </draw:frame>
        <draw:frame draw:style-name="gr31" draw:text-style-name="P1" draw:layer="layout" svg:width="1.963cm" svg:height="0.806cm" svg:x="17.029cm" svg:y="7.645cm">
          <draw:text-box>
            <text:p><text:span text:style-name="T1">icrfhwr</text:span></text:p>
          </draw:text-box>
        </draw:frame>
        <draw:frame draw:style-name="gr24" draw:text-style-name="P1" draw:layer="layout" svg:width="2.407cm" svg:height="0.806cm" svg:x="16.957cm" svg:y="6.843cm">
          <draw:text-box>
            <text:p><text:span text:style-name="T1">icrfhdata</text:span></text:p>
          </draw:text-box>
        </draw:frame>
        <draw:frame draw:style-name="gr18" draw:text-style-name="P1" draw:layer="layout" svg:width="2.547cm" svg:height="0.806cm" svg:x="16.96cm" svg:y="8.367cm">
          <draw:text-box>
            <text:p><text:span text:style-name="T1">ocrfhtxe_</text:span></text:p>
          </draw:text-box>
        </draw:frame>
        <draw:frame draw:style-name="gr32" draw:text-style-name="P1" draw:layer="layout" svg:width="2.106cm" svg:height="0.806cm" svg:x="16.96cm" svg:y="9.169cm">
          <draw:text-box>
            <text:p><text:span text:style-name="T1">icrfhpkt</text:span></text:p>
          </draw:text-box>
        </draw:frame>
        <draw:line draw:style-name="gr5" draw:text-style-name="P4" draw:layer="layout" svg:x1="14.597cm" svg:y1="7.478cm" svg:x2="14.343cm" svg:y2="7.732cm">
          <text:p/>
        </draw:line>
        <draw:line draw:style-name="gr5" draw:text-style-name="P4" draw:layer="layout" svg:x1="17.653cm" svg:y1="7.478cm" svg:x2="17.399cm" svg:y2="7.732cm">
          <text:p/>
        </draw:line>
        <draw:line draw:style-name="gr3" draw:text-style-name="P4" draw:layer="layout" svg:x1="15.869cm" svg:y1="8.368cm" svg:x2="13.836cm" svg:y2="8.368cm">
          <text:p/>
        </draw:line>
        <draw:line draw:style-name="gr3" draw:text-style-name="P4" draw:layer="layout" svg:x1="13.836cm" svg:y1="9.129cm" svg:x2="15.869cm" svg:y2="9.129cm">
          <text:p/>
        </draw:line>
        <draw:line draw:style-name="gr3" draw:text-style-name="P4" draw:layer="layout" svg:x1="13.836cm" svg:y1="4.558cm" svg:x2="15.869cm" svg:y2="4.558cm">
          <text:p/>
        </draw:line>
        <draw:line draw:style-name="gr3" draw:text-style-name="P4" draw:layer="layout" svg:x1="15.869cm" svg:y1="5.319cm" svg:x2="13.836cm" svg:y2="5.319cm">
          <text:p/>
        </draw:line>
        <draw:line draw:style-name="gr3" draw:text-style-name="P4" draw:layer="layout" svg:x1="15.869cm" svg:y1="7.605cm" svg:x2="13.836cm" svg:y2="7.605cm">
          <text:p/>
        </draw:line>
        <draw:line draw:style-name="gr3" draw:text-style-name="P4" draw:layer="layout" svg:x1="13.836cm" svg:y1="3.796cm" svg:x2="15.869cm" svg:y2="3.796cm">
          <text:p/>
        </draw:line>
        <draw:line draw:style-name="gr5" draw:text-style-name="P4" draw:layer="layout" svg:x1="15.36cm" svg:y1="3.669cm" svg:x2="15.106cm" svg:y2="3.923cm">
          <text:p/>
        </draw:line>
        <draw:line draw:style-name="gr5" draw:text-style-name="P4" draw:layer="layout" svg:x1="18.408cm" svg:y1="3.669cm" svg:x2="18.154cm" svg:y2="3.923cm">
          <text:p/>
        </draw:line>
        <draw:line draw:style-name="gr5" draw:text-style-name="P4" draw:layer="layout" svg:x1="14.598cm" svg:y1="7.479cm" svg:x2="14.344cm" svg:y2="7.733cm">
          <text:p/>
        </draw:line>
        <draw:rect draw:style-name="gr2" draw:text-style-name="P3" draw:layer="layout" svg:width="7.514cm" svg:height="1.156cm" draw:transform="rotate (1.5707963267949) translate (22.334cm 11.051cm)">
          <text:p text:style-name="P2"><text:span text:style-name="T2">Bus Interface</text:span></text:p>
        </draw:rect>
        <draw:line draw:style-name="gr3" draw:text-style-name="P4" draw:layer="layout" svg:x1="22.337cm" svg:y1="8.367cm" svg:x2="20.304cm" svg:y2="8.367cm">
          <text:p/>
        </draw:line>
        <draw:line draw:style-name="gr3" draw:text-style-name="P4" draw:layer="layout" svg:x1="20.304cm" svg:y1="9.128cm" svg:x2="22.337cm" svg:y2="9.128cm">
          <text:p/>
        </draw:line>
        <draw:line draw:style-name="gr3" draw:text-style-name="P4" draw:layer="layout" svg:x1="20.304cm" svg:y1="4.557cm" svg:x2="22.337cm" svg:y2="4.557cm">
          <text:p/>
        </draw:line>
        <draw:line draw:style-name="gr3" draw:text-style-name="P4" draw:layer="layout" svg:x1="22.337cm" svg:y1="5.318cm" svg:x2="20.304cm" svg:y2="5.318cm">
          <text:p/>
        </draw:line>
        <draw:line draw:style-name="gr3" draw:text-style-name="P4" draw:layer="layout" svg:x1="22.337cm" svg:y1="7.604cm" svg:x2="20.304cm" svg:y2="7.604cm">
          <text:p/>
        </draw:line>
        <draw:line draw:style-name="gr3" draw:text-style-name="P4" draw:layer="layout" svg:x1="20.304cm" svg:y1="3.795cm" svg:x2="22.337cm" svg:y2="3.795cm">
          <text:p/>
        </draw:line>
        <draw:line draw:style-name="gr3" draw:text-style-name="P4" draw:layer="layout" svg:x1="22.337cm" svg:y1="9.891cm" svg:x2="20.304cm" svg:y2="9.891cm">
          <text:p/>
        </draw:line>
        <draw:frame draw:style-name="gr33" draw:text-style-name="P1" draw:layer="layout" svg:width="2.377cm" svg:height="0.806cm" svg:x="20.008cm" svg:y="3.128cm">
          <draw:text-box>
            <text:p><text:span text:style-name="T1">ibihfdata</text:span></text:p>
          </draw:text-box>
        </draw:frame>
        <draw:line draw:style-name="gr5" draw:text-style-name="P4" draw:layer="layout" svg:x1="21.828cm" svg:y1="3.668cm" svg:x2="21.574cm" svg:y2="3.922cm">
          <text:p/>
        </draw:line>
        <draw:frame draw:style-name="gr34" draw:text-style-name="P1" draw:layer="layout" svg:width="2.242cm" svg:height="0.806cm" svg:x="20.059cm" svg:y="3.797cm">
          <draw:text-box>
            <text:p><text:span text:style-name="T1">ibihfrxf_</text:span></text:p>
          </draw:text-box>
        </draw:frame>
        <draw:frame draw:style-name="gr35" draw:text-style-name="P1" draw:layer="layout" svg:width="2.293cm" svg:height="0.806cm" svg:x="20.064cm" svg:y="4.558cm">
          <draw:text-box>
            <text:p><text:span text:style-name="T1">obihfrd_</text:span></text:p>
          </draw:text-box>
        </draw:frame>
        <draw:frame draw:style-name="gr36" draw:text-style-name="P1" draw:layer="layout" svg:width="2.542cm" svg:height="0.806cm" svg:x="19.832cm" svg:y="6.843cm">
          <draw:text-box>
            <text:p><text:span text:style-name="T1">obifhdata</text:span></text:p>
          </draw:text-box>
        </draw:frame>
        <draw:frame draw:style-name="gr37" draw:text-style-name="P1" draw:layer="layout" svg:width="2.098cm" svg:height="0.806cm" svg:x="19.945cm" svg:y="7.645cm">
          <draw:text-box>
            <text:p><text:span text:style-name="T1">obifhwr</text:span></text:p>
          </draw:text-box>
        </draw:frame>
        <draw:frame draw:style-name="gr4" draw:text-style-name="P1" draw:layer="layout" svg:width="2.352cm" svg:height="0.806cm" svg:x="19.945cm" svg:y="8.369cm">
          <draw:text-box>
            <text:p><text:span text:style-name="T1">ibifhtxe_</text:span></text:p>
          </draw:text-box>
        </draw:frame>
        <draw:frame draw:style-name="gr34" draw:text-style-name="P1" draw:layer="layout" svg:width="2.242cm" svg:height="0.806cm" svg:x="20.25cm" svg:y="9.09cm">
          <draw:text-box>
            <text:p><text:span text:style-name="T1">obifhpkt</text:span></text:p>
          </draw:text-box>
        </draw:frame>
        <draw:line draw:style-name="gr5" draw:text-style-name="P4" draw:layer="layout" svg:x1="21.066cm" svg:y1="7.478cm" svg:x2="20.812cm" svg:y2="7.732cm">
          <text:p/>
        </draw:line>
        <draw:line draw:style-name="gr3" draw:text-style-name="P4" draw:layer="layout" svg:x1="22.338cm" svg:y1="8.368cm" svg:x2="20.305cm" svg:y2="8.368cm">
          <text:p/>
        </draw:line>
        <draw:line draw:style-name="gr3" draw:text-style-name="P4" draw:layer="layout" svg:x1="15.527cm" svg:y1="10.547cm" svg:x2="22.338cm" svg:y2="10.547cm">
          <text:p/>
        </draw:line>
        <draw:line draw:style-name="gr3" draw:text-style-name="P4" draw:layer="layout" svg:x1="20.305cm" svg:y1="4.558cm" svg:x2="22.338cm" svg:y2="4.558cm">
          <text:p/>
        </draw:line>
        <draw:line draw:style-name="gr3" draw:text-style-name="P4" draw:layer="layout" svg:x1="22.338cm" svg:y1="5.319cm" svg:x2="20.305cm" svg:y2="5.319cm">
          <text:p/>
        </draw:line>
        <draw:line draw:style-name="gr3" draw:text-style-name="P4" draw:layer="layout" svg:x1="22.338cm" svg:y1="7.605cm" svg:x2="20.305cm" svg:y2="7.605cm">
          <text:p/>
        </draw:line>
        <draw:line draw:style-name="gr3" draw:text-style-name="P4" draw:layer="layout" svg:x1="20.305cm" svg:y1="3.796cm" svg:x2="22.338cm" svg:y2="3.796cm">
          <text:p/>
        </draw:line>
        <draw:line draw:style-name="gr5" draw:text-style-name="P4" draw:layer="layout" svg:x1="21.829cm" svg:y1="3.669cm" svg:x2="21.575cm" svg:y2="3.923cm">
          <text:p/>
        </draw:line>
        <draw:line draw:style-name="gr5" draw:text-style-name="P4" draw:layer="layout" svg:x1="21.067cm" svg:y1="7.479cm" svg:x2="20.813cm" svg:y2="7.733cm">
          <text:p/>
        </draw:line>
        <draw:frame draw:style-name="gr32" draw:text-style-name="P1" draw:layer="layout" svg:width="2.106cm" svg:height="0.806cm" svg:x="13.16cm" svg:y="5.36cm">
          <draw:text-box>
            <text:p><text:span text:style-name="T1">icrhfpkt</text:span></text:p>
          </draw:text-box>
        </draw:frame>
        <draw:line draw:style-name="gr3" draw:text-style-name="P4" draw:layer="layout" svg:x1="13.835cm" svg:y1="6.058cm" svg:x2="15.868cm" svg:y2="6.058cm">
          <text:p/>
        </draw:line>
        <draw:line draw:style-name="gr3" draw:text-style-name="P4" draw:layer="layout" svg:x1="18.955cm" svg:y1="9.891cm" svg:x2="16.922cm" svg:y2="9.891cm">
          <text:p/>
        </draw:line>
        <draw:line draw:style-name="gr3" draw:text-style-name="P4" draw:layer="layout" svg:x1="18.955cm" svg:y1="9.891cm" svg:x2="16.922cm" svg:y2="9.891cm">
          <text:p/>
        </draw:line>
        <draw:frame draw:style-name="gr25" draw:text-style-name="P1" draw:layer="layout" svg:width="2.272cm" svg:height="0.806cm" svg:x="13.476cm" svg:y="9.171cm">
          <draw:text-box>
            <text:p><text:span text:style-name="T1">ocrfhpkt</text:span></text:p>
          </draw:text-box>
        </draw:frame>
        <draw:line draw:style-name="gr3" draw:text-style-name="P4" draw:layer="layout" svg:x1="15.868cm" svg:y1="9.891cm" svg:x2="13.835cm" svg:y2="9.891cm">
          <text:p/>
        </draw:line>
        <draw:frame draw:style-name="gr38" draw:text-style-name="P5" draw:layer="layout" svg:width="16.445cm" svg:height="1.038cm" svg:x="4.605cm" svg:y="1.149cm">
          <draw:text-box>
            <text:p><text:span text:style-name="T3">Peripheral Controller Core Module Interconnect</text:span></text:p>
          </draw:text-box>
        </draw:frame>
        <draw:frame draw:style-name="gr39" draw:text-style-name="P6" draw:layer="layout" svg:width="7.779cm" svg:height="5.939cm" svg:x="10.034cm" svg:y="12.071cm">
          <draw:text-box>
            <text:p>i = input</text:p>
            <text:p>o = output</text:p>
            <text:p>hi = host interface module</text:p>
            <text:p>sl = SLIP module</text:p>
            <text:p>cr = CRC module</text:p>
            <text:p>bi = Bus Interface module</text:p>
            <text:p>hf = host-to-fpga</text:p>
            <text:p>fh = fpga-to-host</text:p>
          </draw:text-box>
        </draw:frame>
        <draw:line draw:style-name="gr3" draw:text-style-name="P4" draw:layer="layout" svg:x1="20.303cm" svg:y1="6.085cm" svg:x2="22.336cm" svg:y2="6.085cm">
          <text:p/>
        </draw:line>
        <draw:frame draw:style-name="gr40" draw:text-style-name="P7" draw:layer="layout" svg:width="0.714cm" svg:height="1.187cm" svg:x="12.574cm" svg:y="12.071cm">
          <draw:text-box>
            <text:p/>
          </draw:text-box>
        </draw:frame>
        <draw:frame draw:style-name="gr34" draw:text-style-name="P1" draw:layer="layout" svg:width="2.242cm" svg:height="0.806cm" svg:x="20.25cm" svg:y="9.09cm">
          <draw:text-box>
            <text:p><text:span text:style-name="T1">obifhpkt</text:span></text:p>
          </draw:text-box>
        </draw:frame>
        <draw:line draw:style-name="gr41" draw:text-style-name="P4" draw:layer="layout" svg:x1="15.527cm" svg:y1="10.577cm" svg:x2="15.527cm" svg:y2="9.891cm">
          <text:p/>
        </draw:line>
        <draw:rect draw:style-name="gr2" draw:text-style-name="P3" draw:layer="layout" svg:width="6.604cm" svg:height="1.016cm" draw:transform="rotate (1.5707963267949) translate (3.107cm 18.421cm)">
          <text:p text:style-name="P2"><text:span text:style-name="T2">Host Parallel</text:span></text:p>
        </draw:rect>
        <draw:line draw:style-name="gr3" draw:text-style-name="P4" draw:layer="layout" svg:x1="6.156cm" svg:y1="15.88cm" svg:x2="4.123cm" svg:y2="15.88cm">
          <text:p/>
        </draw:line>
        <draw:line draw:style-name="gr3" draw:text-style-name="P4" draw:layer="layout" svg:x1="1.048cm" svg:y1="16.643cm" svg:x2="3.081cm" svg:y2="16.643cm">
          <text:p/>
        </draw:line>
        <draw:line draw:style-name="gr3" draw:text-style-name="P4" draw:layer="layout" svg:x1="4.111cm" svg:y1="17.405cm" svg:x2="6.144cm" svg:y2="17.405cm">
          <text:p/>
        </draw:line>
        <draw:line draw:style-name="gr3" draw:text-style-name="P4" draw:layer="layout" svg:x1="4.111cm" svg:y1="12.071cm" svg:x2="6.144cm" svg:y2="12.071cm">
          <text:p/>
        </draw:line>
        <draw:line draw:style-name="gr3" draw:text-style-name="P4" draw:layer="layout" svg:x1="4.099cm" svg:y1="12.832cm" svg:x2="6.132cm" svg:y2="12.832cm">
          <text:p/>
        </draw:line>
        <draw:line draw:style-name="gr3" draw:text-style-name="P4" draw:layer="layout" svg:x1="6.156cm" svg:y1="13.594cm" svg:x2="4.123cm" svg:y2="13.594cm">
          <text:p/>
        </draw:line>
        <draw:line draw:style-name="gr3" draw:text-style-name="P4" draw:layer="layout" svg:x1="6.169cm" svg:y1="16.642cm" svg:x2="4.136cm" svg:y2="16.642cm">
          <text:p/>
        </draw:line>
        <draw:line draw:style-name="gr5" draw:text-style-name="P4" draw:layer="layout" svg:x1="5.647cm" svg:y1="11.944cm" svg:x2="5.393cm" svg:y2="12.198cm">
          <text:p/>
        </draw:line>
        <draw:frame draw:style-name="gr42" draw:text-style-name="P1" draw:layer="layout" svg:width="1.332cm" svg:height="0.806cm" svg:x="1.303cm" svg:y="11.563cm">
          <draw:text-box>
            <text:p><text:span text:style-name="T1">rxf_</text:span></text:p>
          </draw:text-box>
        </draw:frame>
        <draw:frame draw:style-name="gr17" draw:text-style-name="P1" draw:layer="layout" svg:width="2.682cm" svg:height="0.806cm" svg:x="4.05cm" svg:y="11.287cm">
          <draw:text-box>
            <text:p><text:span text:style-name="T1">ohihfdata</text:span></text:p>
          </draw:text-box>
        </draw:frame>
        <draw:frame draw:style-name="gr18" draw:text-style-name="P1" draw:layer="layout" svg:width="2.547cm" svg:height="0.806cm" svg:x="4.124cm" svg:y="12.089cm">
          <draw:text-box>
            <text:p><text:span text:style-name="T1">ohihfrxf_</text:span></text:p>
          </draw:text-box>
        </draw:frame>
        <draw:frame draw:style-name="gr7" draw:text-style-name="P1" draw:layer="layout" svg:width="2.267cm" svg:height="0.806cm" svg:x="4.307cm" svg:y="12.788cm">
          <draw:text-box>
            <text:p><text:span text:style-name="T1">ihihfrd_</text:span></text:p>
          </draw:text-box>
        </draw:frame>
        <draw:line draw:style-name="gr5" draw:text-style-name="P4" draw:layer="layout" svg:x1="4.893cm" svg:y1="15.754cm" svg:x2="4.639cm" svg:y2="16.008cm">
          <text:p/>
        </draw:line>
        <draw:line draw:style-name="gr3" draw:text-style-name="P4" draw:layer="layout" svg:x1="6.157cm" svg:y1="15.881cm" svg:x2="4.124cm" svg:y2="15.881cm">
          <text:p/>
        </draw:line>
        <draw:line draw:style-name="gr3" draw:text-style-name="P4" draw:layer="layout" svg:x1="1.074cm" svg:y1="12.325cm" svg:x2="3.107cm" svg:y2="12.325cm">
          <text:p/>
        </draw:line>
        <draw:line draw:style-name="gr3" draw:text-style-name="P4" draw:layer="layout" svg:x1="3.081cm" svg:y1="13.087cm" svg:x2="1.048cm" svg:y2="13.087cm">
          <text:p/>
        </draw:line>
        <draw:line draw:style-name="gr43" draw:text-style-name="P4" draw:layer="layout" svg:x1="3.107cm" svg:y1="14.611cm" svg:x2="1.074cm" svg:y2="14.611cm">
          <text:p/>
        </draw:line>
        <draw:line draw:style-name="gr3" draw:text-style-name="P4" draw:layer="layout" svg:x1="4.112cm" svg:y1="17.406cm" svg:x2="6.145cm" svg:y2="17.406cm">
          <text:p/>
        </draw:line>
        <draw:line draw:style-name="gr3" draw:text-style-name="P4" draw:layer="layout" svg:x1="6.17cm" svg:y1="16.643cm" svg:x2="4.137cm" svg:y2="16.643cm">
          <text:p/>
        </draw:line>
        <draw:line draw:style-name="gr3" draw:text-style-name="P4" draw:layer="layout" svg:x1="3.082cm" svg:y1="17.383cm" svg:x2="1.049cm" svg:y2="17.383cm">
          <text:p/>
        </draw:line>
        <draw:line draw:style-name="gr5" draw:text-style-name="P4" draw:layer="layout" svg:x1="5.648cm" svg:y1="11.945cm" svg:x2="5.394cm" svg:y2="12.199cm">
          <text:p/>
        </draw:line>
        <draw:frame draw:style-name="gr9" draw:text-style-name="P1" draw:layer="layout" svg:width="2.073cm" svg:height="0.806cm" svg:x="4.27cm" svg:y="15.922cm">
          <draw:text-box>
            <text:p><text:span text:style-name="T1">ihifhwr</text:span></text:p>
          </draw:text-box>
        </draw:frame>
        <draw:frame draw:style-name="gr8" draw:text-style-name="P1" draw:layer="layout" svg:width="2.517cm" svg:height="0.806cm" svg:x="4.197cm" svg:y="15.12cm">
          <draw:text-box>
            <text:p><text:span text:style-name="T1">ihifhdata</text:span></text:p>
          </draw:text-box>
        </draw:frame>
        <draw:line draw:style-name="gr5" draw:text-style-name="P4" draw:layer="layout" svg:x1="4.894cm" svg:y1="15.755cm" svg:x2="4.64cm" svg:y2="16.009cm">
          <text:p/>
        </draw:line>
        <draw:frame draw:style-name="gr44" draw:text-style-name="P1" draw:layer="layout" svg:width="1.023cm" svg:height="0.806cm" svg:x="1.402cm" svg:y="16.643cm">
          <draw:text-box>
            <text:p><text:span text:style-name="T1">wr</text:span></text:p>
          </draw:text-box>
        </draw:frame>
        <draw:frame draw:style-name="gr22" draw:text-style-name="P1" draw:layer="layout" svg:width="1.827cm" svg:height="0.806cm" svg:x="1.303cm" svg:y="13.849cm">
          <draw:text-box>
            <text:p><text:span text:style-name="T1">data</text:span></text:p>
          </draw:text-box>
        </draw:frame>
        <draw:frame draw:style-name="gr45" draw:text-style-name="P1" draw:layer="layout" svg:width="1.217cm" svg:height="0.806cm" svg:x="1.303cm" svg:y="12.281cm">
          <draw:text-box>
            <text:p><text:span text:style-name="T1">rd_</text:span></text:p>
          </draw:text-box>
        </draw:frame>
        <draw:frame draw:style-name="gr46" draw:text-style-name="P1" draw:layer="layout" svg:width="1.442cm" svg:height="0.806cm" svg:x="1.303cm" svg:y="15.837cm">
          <draw:text-box>
            <text:p><text:span text:style-name="T1">txe_</text:span></text:p>
          </draw:text-box>
        </draw:frame>
        <draw:frame draw:style-name="gr42" draw:text-style-name="P1" draw:layer="layout" svg:width="1.332cm" svg:height="0.806cm" svg:x="1.303cm" svg:y="11.563cm">
          <draw:text-box>
            <text:p><text:span text:style-name="T1">rxf_</text:span></text:p>
          </draw:text-box>
        </draw:frame>
        <draw:custom-shape draw:style-name="gr47" draw:text-style-name="P8" draw:layer="layout" svg:width="24.384cm" svg:height="18.288cm" svg:x="0.541cm" svg:y="0.38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0:18:43.969888565</meta:creation-date>
    <dc:date>2022-10-10T15:38:43.841993536</dc:date>
    <meta:editing-duration>P1DT2H11M40S</meta:editing-duration>
    <meta:editing-cycles>8</meta:editing-cycles>
    <meta:generator>LibreOffice/6.4.7.2$Linux_X86_64 LibreOffice_project/40$Build-2</meta:generator>
    <meta:document-statistic meta:object-count="189"/>
  </office:meta>
</office:document-meta>
</file>